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73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46.16mm"/>
    </style:style>
    <style:style style:name="co5" style:family="table-column">
      <style:table-column-properties fo:break-before="auto" style:column-width="257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modoro_v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TDK:BUZZERS_TDK</text:p>
          </table:table-cell>
          <table:table-cell office:value-type="string" calcext:value-type="string">
            <text:p>https://pl.mouser.com/ProductDetail/TDK/PS1240P02BT?qs=sGAEpiMZZMsK322k1rNFfYfXmCWsjkB8iQfg2vl062k%3d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10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11 C13 C1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C12 C4 C5 C6 C7 C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r50805c1e/diody-led-smd-kolorowe/optosupply/</text:p>
          </table:table-cell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GR</text:p>
          </table:table-cell>
          <table:table-cell office:value-type="string" calcext:value-type="string">
            <text:p>LEDs:LED_RGB_5050-6</text:p>
          </table:table-cell>
          <table:table-cell office:value-type="string" calcext:value-type="string">
            <text:p>https://www.tme.eu/pl/details/fyls-5050nrgbc/diody-led-smd-kolorowe/foryard/</text:p>
          </table:table-cell>
        </table:table-row>
        <table:table-row table:style-name="ro1">
          <table:table-cell office:value-type="string" calcext:value-type="string">
            <text:p>D3 D4 D5 D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osy50805c1e/diody-led-smd-kolorowe/optosupply/</text:p>
          </table:table-cell>
        </table:table-row>
        <table:table-row table:style-name="ro1">
          <table:table-cell office:value-type="string" calcext:value-type="string">
            <text:p>D10 D7 D8 D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s://www.tme.eu/pl/details/ll-s170pgc-g5-1a/diody-led-smd-kolorowe/lucky-light/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ectors_JST:s3b-ph-kl</text:p>
          </table:table-cell>
          <table:table-cell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Connectors_JST:JST_PH_B4B-PH-K_04x2.00mm_Straight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s_USB:USB_Micro-B_Molex-105017-0001</text:p>
          </table:table-cell>
          <table:table-cell office:value-type="string" calcext:value-type="string">
            <text:p>https://www.tme.eu/pl/details/mx-105017-0001/zlacza-usb-i-ieee1394/molex/1050170001/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in_Headers:Pin_Header_Straight_1x03_Pitch2.54mm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LPS3015:LPS3015</text:p>
          </table:table-cell>
          <table:table-cell office:value-type="string" calcext:value-type="string">
            <text:p>https://pl.mouser.com/ProductDetail/Coilcraft/LPS3015-222MRC?qs=QQJxVsr8EGa5yK41CDha%252bg==</text:p>
          </table:table-cell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Inductors_SMD:L_0805</text:p>
          </table:table-cell>
          <table:table-cell office:value-type="string" calcext:value-type="string">
            <text:p>https://pl.mouser.com/ProductDetail/Bourns/MG2029-101Y?qs=sGAEpiMZZMtdyQheitOmRSSs6E4HDNb%252b6w6B3zE4OCM%3d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pl.mouser.com/ProductDetail/Nexperia/BC807215?qs=sGAEpiMZZMvKM5ialpXrmhmqXJPocDa9</text:p>
          </table:table-cell>
        </table:table-row>
        <table:table-row table:style-name="ro1">
          <table:table-cell office:value-type="string" calcext:value-type="string">
            <text:p>R10 R22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10r/rezystory-smd-0805/royal-ohm/0805s8j0100t5e/</text:p>
          </table:table-cell>
        </table:table-row>
        <table:table-row table:style-name="ro1">
          <table:table-cell office:value-type="string" calcext:value-type="string">
            <text:p>R15 R16 R31 R3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 R17 R2 R3 R4 R6 R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k5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66k5fktabc/rezystory-smd-0805/vishay/</text:p>
          </table:table-cell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9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2k49-1%25/rezystory-smd-0805/royal-ohm/0805s8f2491t5e/</text:p>
          </table:table-cell>
        </table:table-row>
        <table:table-row table:style-name="ro1">
          <table:table-cell office:value-type="string" calcext:value-type="string">
            <text:p>R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crcw08051k60fktabc/rezystory-smd-0805/vishay/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tme.eu/pl/details/smd0805-390k-1%25/rezystory-smd-0805/royal-ohm/0805s8f3903t5e/</text:p>
          </table:table-cell>
        </table:table-row>
        <table:table-row table:style-name="ro1">
          <table:table-cell office:value-type="string" calcext:value-type="string">
            <text:p>R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4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K2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(DNP)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HOTO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tme.eu/pl/details/pgm5539/fotorezystory/token/</text:p>
          </table:table-cell>
        </table:table-row>
        <table:table-row table:style-name="ro1">
          <table:table-cell office:value-type="string" calcext:value-type="string">
            <text:p>R26 R34 R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s_SMD:R_0805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R</text:p>
          </table:table-cell>
          <table:table-cell office:value-type="string" calcext:value-type="string">
            <text:p>SLIDE_SWITCHES:5MS1S102AM6QE</text:p>
          </table:table-cell>
          <table:table-cell office:value-type="string" calcext:value-type="string">
            <text:p>https://www.tme.eu/pl/details/5ms1s102am6qe/przelaczniki-suwakowe/</text:p>
          </table:table-cell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_SPST</text:p>
          </table:table-cell>
          <table:table-cell office:value-type="string" calcext:value-type="string">
            <text:p>NINIGI_TACTS-24N-F:NINIGI_TACTS-24N-F</text:p>
          </table:table-cell>
          <table:table-cell office:value-type="string" calcext:value-type="string">
            <text:p>https://www.tme.eu/pl/details/tacts-24n-f/mikroprzelaczniki-tact/ninigi/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s://pl.mouser.com/ProductDetail/Texas-Instruments/TPS62260DDCT?qs=sGAEpiMZZMtitjHzVIkrqaPUiYCKnv4PSWEJxXjVdYE%3d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8L151C2T6</text:p>
          </table:table-cell>
          <table:table-cell office:value-type="string" calcext:value-type="string">
            <text:p>Housings_QFP:LQFP-48_7x7mm_Pitch0.5mm</text:p>
          </table:table-cell>
          <table:table-cell office:value-type="string" calcext:value-type="string">
            <text:p>https://pl.mouser.com/ProductDetail/STMicroelectronics/STM8L151C2T6?qs=%2fha2pyFadujNatApb6mgzz5oJ%2fAcQJ2NvK7l0Sy1H86fz2YF2WkIHQ%3d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9T16:46:33.812000000</dc:date>
    <meta:editing-duration>PT2M51S</meta:editing-duration>
    <meta:editing-cycles>1</meta:editing-cycles>
    <meta:document-statistic meta:table-count="1" meta:cell-count="176" meta:object-count="0"/>
    <meta:generator>LibreOffice/5.1.3.2$Windows_x86 LibreOffice_project/644e4637d1d8544fd9f56425bd6cec110e49301b</meta:generator>
  </office:meta>
</office:document-meta>
</file>